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8]-[.C1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9]-[.C12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1]-[.C131]" office:value-type="time" office:time-value="PT01H15M00S">
            <text:p>01.15</text:p>
          </table:table-cell>
          <table:table-cell table:style-name="ce4" table:formula="of:=SUM([.G131:.G133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3]-[.C13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5]-[.C135]" office:value-type="time" office:time-value="PT02H00M00S">
            <text:p>02.00</text:p>
          </table:table-cell>
          <table:table-cell table:style-name="ce4" table:formula="of:=SUM([.G135:.G13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6]-[.C13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7]-[.C13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9]-[.C139]" office:value-type="time" office:time-value="PT03H30M00S">
            <text:p>03.30</text:p>
          </table:table-cell>
          <table:table-cell table:style-name="ce4" table:formula="of:=SUM([.G139:.G14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40]-[.C140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2]-[.C142]" office:value-type="time" office:time-value="PT01H30M00S">
            <text:p>01.30</text:p>
          </table:table-cell>
          <table:table-cell table:style-name="ce4" table:formula="of:=SUM([.G142:.G145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3]-[.C14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3" table:formula="of:=[.D144]-[.C14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5]-[.C14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7]-[.C147]" office:value-type="time" office:time-value="PT02H15M00S">
            <text:p>02.15</text:p>
          </table:table-cell>
          <table:table-cell table:style-name="ce4" table:formula="of:=SUM([.G147:.G1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3" table:formula="of:=[.D148]-[.C148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49]-[.C149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3" table:formula="of:=[.D150]-[.C15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3" table:formula="of:=[.D151]-[.C151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52]-[.C15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3" table:formula="of:=[.D154]-[.C154]" office:value-type="time" office:time-value="PT03H30M00S">
            <text:p>03.30</text:p>
          </table:table-cell>
          <table:table-cell table:style-name="ce4" table:formula="of:=SUM([.G154:.G1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5]-[.C155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3" table:formula="of:=[.D157]-[.C157]" office:value-type="time" office:time-value="PT00H30M00S">
            <text:p>00.30</text:p>
          </table:table-cell>
          <table:table-cell table:style-name="ce4" table:formula="of:=SUM([.G157:.G161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58]-[.C15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3" table:formula="of:=[.D159]-[.C15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0]-[.C160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3" table:formula="of:=[.D161]-[.C161]" office:value-type="time" office:time-value="PT04H30M00S">
            <text:p>04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3]-[.C163]" office:value-type="time" office:time-value="PT03H30M00S">
            <text:p>03.30</text:p>
          </table:table-cell>
          <table:table-cell table:style-name="ce4" table:formula="of:=SUM([.G163:.G16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3" table:formula="of:=[.D164]-[.C16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65]-[.C16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3" table:formula="of:=[.D167]-[.C167]" office:value-type="time" office:time-value="PT03H30M00S">
            <text:p>03.30</text:p>
          </table:table-cell>
          <table:table-cell table:style-name="ce4" table:formula="of:=SUM([.G167:.G170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 table:number-rows-repeated="65372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1">11/06/2010</text:date>, <text:time>12:5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11T12:57:05</dc:date>
    <dc:creator>Daniele Ferro</dc:creator>
    <meta:editing-duration>PT71H03M48S</meta:editing-duration>
    <meta:editing-cycles>168</meta:editing-cycles>
    <meta:generator>OpenOffice.org/3.1$Linux OpenOffice.org_project/310m19$Build-9420</meta:generator>
    <meta:document-statistic meta:table-count="3" meta:cell-count="671" meta:object-count="0"/>
  </office:meta>
</office:document-meta>
</file>